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0f5fb9" officeooo:paragraph-rsid="000f5fb9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en" fo:country="US" fo:font-weight="normal" officeooo:rsid="000d5113" officeooo:paragraph-rsid="000d5113" style:font-weight-asian="normal" style:font-weight-complex="normal"/>
    </style:style>
    <style:style style:name="P9" style:family="paragraph">
      <style:paragraph-properties fo:text-align="justify"/>
    </style:style>
    <style:style style:name="P10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508cm" fo:min-width="3.7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905cm" fo:min-width="11.7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01cm" fo:min-width="2.7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распределенного графического интерфейса.</text:p>
      <text:p text:style-name="P2"/>
      <text:list xml:id="list2579376676208648413" text:style-name="L1">
        <text:list-item>
          <text:p text:style-name="P4"><text:span text:style-name="T2">UiDCS</text:span><text:span text:style-name="T1"> – </text:span>модуль главного графического окна.</text:p>
          <text:p text:style-name="P7"/>
        </text:list-item>
        <text:list-item>
          <text:p text:style-name="P4"><text:span text:style-name="T2">TranslatorDCS</text:span><text:span text:style-name="T1"> —</text:span> модуль обеспечивающий выполнение скриптов и автоматизированных тестов.</text:p>
          <text:p text:style-name="P7"/>
        </text:list-item>
        <text:list-item>
          <text:p text:style-name="P4"><text:span text:style-name="T2">ServerDCS</text:span><text:span text:style-name="T1"> —</text:span> модуль сервер для обеспечения обменом данных с УЦВС.</text:p>
          <text:p text:style-name="P7"/>
        </text:list-item>
        <text:list-item>
          <text:p text:style-name="P4"><text:span text:style-name="T2">PultDCS</text:span><text:span text:style-name="T1"> —</text:span> модуль виртуального пульта.</text:p>
          <text:p text:style-name="P7"/>
        </text:list-item>
        <text:list-item>
          <text:p text:style-name="P4"><text:span text:style-name="T2">MppmDCS</text:span><text:span text:style-name="T1"> —</text:span> модуль графического окна отображающий список всех моделей, а так же позволяющий формировать/сохранять варианты.</text:p>
          <text:p text:style-name="P7"/>
        </text:list-item>
        <text:list-item>
          <text:p text:style-name="P4"><text:span text:style-name="T2">VariantDCS</text:span><text:span text:style-name="T1"> – </text:span>модуль обеспечивающий формирование вариантов, их редактирование, сохранение и отправку. Использование реальных 2<text:span text:style-name="T1">D </text:span>карт.</text:p>
          <text:p text:style-name="P4"/>
        </text:list-item>
        <text:list-item>
          <text:p text:style-name="P4"><text:span text:style-name="T2">ProxyDCS</text:span><text:span text:style-name="T1"> – </text:span>модуль для коммутации всех остальных модулей в единое распределенное приложение.</text:p>
          <text:p text:style-name="P4"/>
        </text:list-item>
        <text:list-item>
          <text:p text:style-name="P7"><text:span text:style-name="T4">GlobalFunc</text:span> – <text:span text:style-name="T3">библиотека с глобальными данными.</text:span></text:p>
          <text:p text:style-name="P4"/>
        </text:list-item>
        <text:list-item>
          <text:p text:style-name="P8"><text:span text:style-name="T4">Docs</text:span> – <text:span text:style-name="T3">текущая документация.</text:span></text:p>
          <text:p text:style-name="P5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Общая схема взаимодействия.</text:p>
      <text:p text:style-name="P6"/>
      <text:p text:style-name="P6"/>
      <text:p text:style-name="P1"><draw:custom-shape text:anchor-type="paragraph" draw:z-index="1" draw:name="Фигура2" draw:style-name="gr2" draw:text-style-name="P9" svg:width="11.722cm" svg:height="1.906cm" svg:x="2.348cm" svg:y="0.473cm"><text:p text:style-name="P9">Среда передачи данных (разделяемая память или сокеты).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0" draw:name="Фигура1" draw:style-name="gr1" svg:width="3.784cm" svg:height="1.509cm" svg:x="1.369cm" svg:y="3.632cm"><text:p>Модуль ProxyDCS</text:p><draw:enhanced-geometry svg:viewBox="0 0 21600 21600" draw:type="rectangle" draw:enhanced-path="M 0 0 L 21600 0 21600 21600 0 21600 0 0 Z N"/></draw:custom-shape><draw:custom-shape text:anchor-type="paragraph" draw:z-index="2" draw:name="Фигура1" draw:style-name="gr1" svg:width="3.784cm" svg:height="1.509cm" svg:x="1.383cm" svg:y="5.616cm"><text:p>Модуль MppmDCS</text:p><draw:enhanced-geometry svg:viewBox="0 0 21600 21600" draw:type="rectangle" draw:enhanced-path="M 0 0 L 21600 0 21600 21600 0 21600 0 0 Z N"/></draw:custom-shape><draw:custom-shape text:anchor-type="paragraph" draw:z-index="3" draw:name="Фигура1" draw:style-name="gr1" svg:width="3.784cm" svg:height="1.509cm" svg:x="7.772cm" svg:y="3.579cm"><text:p>Модуль ProxyDCS</text:p><draw:enhanced-geometry svg:viewBox="0 0 21600 21600" draw:type="rectangle" draw:enhanced-path="M 0 0 L 21600 0 21600 21600 0 21600 0 0 Z N"/></draw:custom-shape><draw:custom-shape text:anchor-type="paragraph" draw:z-index="4" draw:name="Фигура1" draw:style-name="gr1" svg:width="3.784cm" svg:height="1.509cm" svg:x="7.639cm" svg:y="5.643cm"><text:p>Модуль KernelDCS</text:p><draw:enhanced-geometry svg:viewBox="0 0 21600 21600" draw:type="rectangle" draw:enhanced-path="M 0 0 L 21600 0 21600 21600 0 21600 0 0 Z N"/></draw:custom-shape><draw:custom-shape text:anchor-type="paragraph" draw:z-index="5" draw:name="Фигура1" draw:style-name="gr1" draw:text-style-name="P9" svg:width="3.784cm" svg:height="1.509cm" svg:x="7.692cm" svg:y="10.432cm"><text:p text:style-name="P9">Исполнительная</text:p><text:p text:style-name="P9"><text:s/>система</text:p><draw:enhanced-geometry svg:viewBox="0 0 21600 21600" draw:type="rectangle" draw:enhanced-path="M 0 0 L 21600 0 21600 21600 0 21600 0 0 Z N"/></draw:custom-shape><draw:line text:anchor-type="paragraph" draw:z-index="6" draw:name="Фигура3" draw:style-name="gr3" draw:text-style-name="P10" svg:x1="9.492cm" svg:y1="7.151cm" svg:x2="9.439cm" svg:y2="10.432cm"><text:p/></draw:line><draw:line text:anchor-type="paragraph" draw:z-index="7" draw:name="Фигура4" draw:style-name="gr3" draw:text-style-name="P10" svg:x1="2.956cm" svg:y1="3.631cm" svg:x2="4.305cm" svg:y2="0.43cm"><text:p/></draw:line><draw:line text:anchor-type="paragraph" draw:z-index="8" draw:name="Фигура5" draw:style-name="gr3" draw:text-style-name="P10" svg:x1="8.83cm" svg:y1="0.43cm" svg:x2="9.783cm" svg:y2="3.579cm"><text:p/></draw:line><draw:line text:anchor-type="paragraph" draw:z-index="9" draw:name="Фигура6" draw:style-name="gr3" draw:text-style-name="P10" svg:x1="3.036cm" svg:y1="5.14cm" svg:x2="3.036cm" svg:y2="5.616cm"><text:p/></draw:line><draw:line text:anchor-type="paragraph" draw:z-index="10" draw:name="Фигура7" draw:style-name="gr3" draw:text-style-name="P10" svg:x1="9.491cm" svg:y1="5.087cm" svg:x2="9.465cm" svg:y2="5.643cm"><text:p/></draw:line><draw:custom-shape text:anchor-type="paragraph" draw:z-index="11" draw:name="Фигура9" draw:style-name="gr4" svg:width="2.858cm" svg:height="1.218cm" svg:x="12.111cm" svg:y="3.685cm"><text:p>XML - данны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Фигура9" draw:style-name="gr4" svg:width="2.858cm" svg:height="1.218cm" svg:x="-1.753cm" svg:y="3.711cm"><text:p>XML - данны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8M53S</meta:editing-duration>
    <meta:editing-cycles>9</meta:editing-cycles>
    <meta:generator>LibreOffice/5.1.2.2$Windows_x86 LibreOffice_project/d3bf12ecb743fc0d20e0be0c58ca359301eb705f</meta:generator>
    <dc:date>2016-06-10T00:54:31.669000000</dc:date>
    <meta:document-statistic meta:table-count="0" meta:image-count="0" meta:object-count="0" meta:page-count="2" meta:paragraph-count="11" meta:word-count="89" meta:character-count="741" meta:non-whitespace-character-count="663"/>
    <meta:user-defined meta:name="Info 1"/>
    <meta:user-defined meta:name="Info 2"/>
    <meta:user-defined meta:name="Info 3"/>
    <meta:user-defined meta:name="Info 4"/>
  </office:meta>
</office:document-meta>
</file>